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1602in"/>
    </style:style>
    <style:style style:name="co6" style:family="table-column">
      <style:table-column-properties fo:break-before="auto" style:column-width="2.122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1.8547in"/>
    </style:style>
    <style:style style:name="co12" style:family="table-column">
      <style:table-column-properties fo:break-before="auto" style:column-width="1.7043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1.6937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e0efd4" fo:wrap-option="wrap" style:rotation-angle="90" style:vertical-align="middle"/>
    </style:style>
    <style:style style:name="ce5" style:family="table-cell" style:parent-style-name="Default">
      <style:table-cell-properties fo:background-color="#bee3d3" fo:wrap-option="wrap" style:rotation-angle="90" style:vertical-align="middle"/>
    </style:style>
    <style:style style:name="ce6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52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53" style:family="table-cell" style:parent-style-name="Default">
      <style:table-cell-properties fo:background-color="#e0efd4"/>
    </style:style>
    <style:style style:name="ce54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55" style:family="table-cell" style:parent-style-name="Default">
      <style:table-cell-properties fo:wrap-option="wrap" style:rotation-angle="90" style:vertical-align="middle"/>
    </style:style>
    <style:style style:name="ce56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12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6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8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63" style:family="table-cell" style:parent-style-name="Default">
      <style:table-cell-properties fo:background-color="#fcd4d1"/>
    </style:style>
    <style:style style:name="ce64" style:family="table-cell" style:parent-style-name="Default">
      <style:table-cell-properties fo:background-color="#f7a19a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Default">
      <style:table-cell-properties fo:background-color="#fedcc6"/>
    </style:style>
    <style:style style:name="ce67" style:family="table-cell" style:parent-style-name="Default">
      <style:table-cell-properties fo:background-color="#87d1d1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ce4e5"/>
    </style:style>
    <style:style style:name="ce39" style:family="table-cell" style:parent-style-name="Default">
      <style:table-cell-properties fo:background-color="#f58220"/>
    </style:style>
    <style:style style:name="ce40" style:family="table-cell" style:parent-style-name="Default">
      <style:table-cell-properties fo:background-color="#fcd3c1"/>
    </style:style>
    <style:style style:name="ce41" style:family="table-cell" style:parent-style-name="Default">
      <style:table-cell-properties fo:background-color="#89c765"/>
    </style:style>
    <style:style style:name="ce29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ffb66c"/>
    </style:style>
    <style:style style:name="ce31" style:family="table-cell" style:parent-style-name="Default">
      <style:table-cell-properties fo:background-color="#bbe33d"/>
    </style:style>
    <style:style style:name="ce32" style:family="table-cell" style:parent-style-name="Default">
      <style:table-cell-properties fo:background-color="#bf0041"/>
      <style:text-properties fo:color="#ffff38"/>
    </style:style>
    <style:style style:name="ce33" style:family="table-cell" style:parent-style-name="Default">
      <style:text-properties fo:font-size="6pt" style:font-size-asian="6pt" style:font-size-complex="6pt"/>
    </style:style>
    <style:style style:name="ce34" style:family="table-cell" style:parent-style-name="Default">
      <style:text-properties fo:color="#1e6a39"/>
    </style:style>
    <style:style style:name="ce35" style:family="table-cell" style:parent-style-name="Default">
      <style:text-properties fo:color="#a1467e"/>
    </style:style>
    <style:style style:name="ce36" style:family="table-cell" style:parent-style-name="Default">
      <style:text-properties fo:color="#b85c00"/>
    </style:style>
    <style:style style:name="ce37" style:family="table-cell" style:parent-style-name="Default">
      <style:text-properties fo:color="#ff3838"/>
    </style:style>
    <style:style style:name="ce42" style:family="table-cell" style:parent-style-name="Default">
      <style:text-properties fo:color="#069a2e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Noto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ackground-color="#ffa6a6"/>
    </style:style>
    <style:style style:name="ce46" style:family="table-cell" style:parent-style-name="Default">
      <style:table-cell-properties fo:background-color="#ff6d6d"/>
    </style:style>
    <style:style style:name="ce49" style:family="table-cell" style:parent-style-name="Default">
      <style:table-cell-properties fo:background-color="#ff8000"/>
    </style:style>
    <style:style style:name="ce50" style:family="table-cell" style:parent-style-name="Default">
      <style:table-cell-properties fo:background-color="#d4ea6b"/>
    </style:style>
    <style:style style:name="ce51" style:family="table-cell" style:parent-style-name="Default">
      <style:table-cell-properties fo:background-color="#e8f2a1"/>
    </style:style>
    <style:style style:name="ce57" style:family="table-cell" style:parent-style-name="Default">
      <style:text-properties fo:font-size="7pt" style:font-size-asian="7pt" style:font-size-complex="7pt"/>
    </style:style>
    <style:style style:name="ce60" style:family="table-cell" style:parent-style-name="Default">
      <style:table-cell-properties fo:background-color="#ffd8ce"/>
    </style:style>
    <style:style style:name="ce62" style:family="table-cell" style:parent-style-name="Default">
      <style:table-cell-properties fo:background-color="#ffd8ce"/>
      <style:text-properties fo:color="#5eb91e"/>
    </style:style>
    <style:style style:name="ce69" style:family="table-cell" style:parent-style-name="Default">
      <style:table-cell-properties fo:background-color="#ffd8ce"/>
      <style:text-properties fo:color="#5983b0"/>
    </style:style>
    <style:style style:name="ce70" style:family="table-cell" style:parent-style-name="Default">
      <style:table-cell-properties fo:background-color="#dedce6"/>
    </style:style>
    <style:style style:name="ce71" style:family="table-cell" style:parent-style-name="Default">
      <style:table-cell-properties fo:background-color="#dedce6"/>
      <style:text-properties fo:color="#8e86a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5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4" office:value-type="string" calcext:value-type="string" table:number-columns-spanned="1" table:number-rows-spanned="5">
            <text:p>Gesetz</text:p>
          </table:table-cell>
          <table:table-cell table:style-name="ce4" office:value-type="string" calcext:value-type="string" table:number-columns-spanned="1" table:number-rows-spanned="5">
            <text:p>Tora</text:p>
          </table:table-cell>
          <table:table-cell table:style-name="ce54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 table:number-columns-spanned="1" table:number-rows-spanned="21">
            <text:p>2</text:p>
          </table:table-cell>
          <table:table-cell table:style-name="ce5" office:value-type="string" calcext:value-type="string" table:number-columns-spanned="1" table:number-rows-spanned="21">
            <text:p>Propheten</text:p>
          </table:table-cell>
          <table:table-cell table:style-name="ce5" office:value-type="string" calcext:value-type="string" table:number-columns-spanned="1" table:number-rows-spanned="21">
            <text:p>Nevi’im</text:p>
          </table:table-cell>
          <table:covered-table-cell table:style-name="ce55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58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47"/>
          <table:covered-table-cell table:style-name="ce5"/>
          <table:covered-table-cell/>
          <table:covered-table-cell table:style-name="ce55"/>
          <table:covered-table-cell table:style-name="ce47"/>
          <table:covered-table-cell table:style-name="ce59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7" calcext:value-type="float">
            <text:p>7</text:p>
          </table:table-cell>
          <table:table-cell/>
          <table:table-cell table:style-name="ce65" office:value-type="string" calcext:value-type="string" table:number-columns-spanned="1" table:number-rows-spanned="4">
            <text:p>Samuel und Könige</text:p>
            <text:p><text:span text:style-name="T1">Gemäss 2. Chr 32:32 von Jesaja geschrieben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4"/>
          <table:table-cell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6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5"/>
          <table:covered-table-cell table:style-name="ce61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float" office:value="4" calcext:value-type="float" table:number-columns-spanned="1" table:number-rows-spanned="12">
            <text:p>4</text:p>
          </table:table-cell>
          <table:table-cell table:style-name="ce18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1" office:value-type="float" office:value="3" calcext:value-type="float" table:number-columns-spanned="1" table:number-rows-spanned="17">
            <text:p>3</text:p>
          </table:table-cell>
          <table:table-cell table:style-name="ce4" office:value-type="string" calcext:value-type="string" table:number-columns-spanned="1" table:number-rows-spanned="17">
            <text:p>'Heilige Schriften ("Psalmen")</text:p>
          </table:table-cell>
          <table:table-cell table:style-name="ce4" office:value-type="string" calcext:value-type="string" table:number-columns-spanned="1" table:number-rows-spanned="17">
            <text:p>Ketuvim, bestehend aus 3+5+3 Büchern</text:p>
          </table:table-cell>
          <table:covered-table-cell table:style-name="ce55"/>
          <table:table-cell table:style-name="ce1" office:value-type="float" office:value="5" calcext:value-type="float" table:number-columns-spanned="1" table:number-rows-spanned="7">
            <text:p>5</text:p>
          </table:table-cell>
          <table:table-cell table:style-name="ce12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prüche hört mit der wackeren Frau auf…</text:p>
          </table:table-cell>
        </table:table-row>
        <table:table-row table:style-name="ro1">
          <table:covered-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…Hiob beginnt mit dem gerechten Mann.</text:p>
          </table:table-cell>
        </table:table-row>
        <table:table-row table:style-name="ro1">
          <table:covered-table-cell table:number-columns-repeated="4"/>
          <table:table-cell office:value-type="float" office:value="6" calcext:value-type="float" table:number-columns-spanned="1" table:number-rows-spanned="5">
            <text:p>6</text:p>
          </table:table-cell>
          <table:table-cell table:style-name="ce18" office:value-type="string" calcext:value-type="string" table:number-columns-spanned="1" table:number-rows-spanned="5">
            <text:p>Festrollen</text:p>
            <text:p>(“Megillot”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6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, (Tempelzerstörung). 2 x 22, 1 x 66, 2 x 22 Verse</text:p>
          </table:table-cell>
        </table:table-row>
        <table:table-row table:style-name="ro1">
          <table:covered-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, 14 und 15. Purim</text:p>
          </table:table-cell>
        </table:table-row>
        <table:table-row table:style-name="ro1">
          <table:covered-table-cell table:number-columns-repeated="4"/>
          <table:table-cell office:value-type="float" office:value="7" calcext:value-type="float" table:number-columns-spanned="1" table:number-rows-spanned="5">
            <text:p>7</text:p>
          </table:table-cell>
          <table:table-cell table:style-name="ce16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2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6" office:value-type="string" calcext:value-type="string" table:number-columns-spanned="1" table:number-rows-spanned="5">
            <text:p>Geschichte</text:p>
          </table:table-cell>
          <table:table-cell table:number-columns-repeated="2"/>
          <table:table-cell office:value-type="float" office:value="1" calcext:value-type="float" table:number-columns-spanned="1" table:number-rows-spanned="4">
            <text:p>1</text:p>
          </table:table-cell>
          <table:table-cell table:style-name="ce18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as letzte Buch des AT und erste Buch des NT beginnen beide mit einer Genealogie.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6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3" office:value-type="float" office:value="5" calcext:value-type="float" table:number-columns-spanned="1" table:number-rows-spanned="7">
            <text:p>5</text:p>
          </table:table-cell>
          <table:table-cell table:style-name="ce52" office:value-type="string" calcext:value-type="string" table:number-columns-spanned="1" table:number-rows-spanned="7">
            <text:p>Katholische Epistel</text:p>
          </table:table-cell>
          <table:table-cell table:number-columns-repeated="2"/>
          <table:table-cell office:value-type="float" office:value="3" calcext:value-type="float" table:number-columns-spanned="1" table:number-rows-spanned="7">
            <text:p>3</text:p>
          </table:table-cell>
          <table:table-cell table:style-name="ce18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3" office:value-type="float" office:value="6" calcext:value-type="float" table:number-columns-spanned="1" table:number-rows-spanned="14">
            <text:p>6</text:p>
          </table:table-cell>
          <table:table-cell table:style-name="ce6" office:value-type="string" calcext:value-type="string" table:number-columns-spanned="1" table:number-rows-spanned="14">
            <text:p>Paulinische Epistel</text:p>
          </table:table-cell>
          <table:table-cell table:number-columns-repeated="2"/>
          <table:table-cell office:value-type="float" office:value="4" calcext:value-type="float" table:number-columns-spanned="1" table:number-rows-spanned="9">
            <text:p>4</text:p>
          </table:table-cell>
          <table:table-cell table:style-name="ce16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. Kor 3:1-2 Unmündige (Babies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. Kor 6:13: Kinder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l 3:24: Zuchtmeister / Gal 4:19: Meine Kindlei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ph 4:14: auf dass wir nicht mehr Unmuendige (Babies) seie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64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6" calcext:value-type="float" table:number-columns-spanned="1" table:number-rows-spanned="4">
            <text:p>6</text:p>
          </table:table-cell>
          <table:table-cell table:style-name="ce16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3"/>
          <table:table-cell table:number-columns-repeated="2"/>
          <table:table-cell office:value-type="float" office:value="7" calcext:value-type="float">
            <text:p>7</text:p>
          </table:table-cell>
          <table:table-cell table:style-name="ce6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3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table table:name="AT = 39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henfolge (AT)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 table:style-name="ce53" office:value-type="string" calcext:value-type="string">
            <text:p>Gesetz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 table:style-name="ce53" office:value-type="string" calcext:value-type="string">
            <text:p>5 Bücher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style-name="ce66" office:value-type="string" calcext:value-type="string">
            <text:p>12 historisch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style-name="ce66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 table:style-name="ce67" office:value-type="string" calcext:value-type="string">
            <text:p>5 poetisch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 table:style-name="ce67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 table:style-name="ce67"/>
          <table:table-cell/>
          <table:table-cell table:style-name="ce68" office:value-type="string" calcext:value-type="string">
            <text:p>5+12 + 5 + 5+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 table:style-name="ce67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 table:style-name="ce67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 table:style-name="ce53" office:value-type="string" calcext:value-type="string">
            <text:p>5 gro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 table:style-name="ce53"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 table:style-name="ce66" office:value-type="string" calcext:value-type="string">
            <text:p>12 kle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style-name="ce66"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atthä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Mark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Luka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Apostelgeschichte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Jakob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1. Petr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2. Petr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2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3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Juda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Röm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1. Korinth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2. Korinth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Galat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Ephes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Philipp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Koloss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1. Thessalonich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2. Thessalonich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ebrä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. Timothe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. Timothe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Tit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hilem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ffenbarung</text:p>
          </table:table-cell>
          <table:table-cell table:number-columns-repeated="3"/>
        </table:table-row>
      </table:table>
      <table:table table:name="AT = 24" table:style-name="ta1">
        <table:table-column table:style-name="co1" table:number-columns-repeated="6" table:default-cell-style-name="Default"/>
        <table:table-column table:style-name="co9" table:default-cell-style-name="ce38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ihenfolge (AT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/>
          <table:table-cell office:value-type="string" calcext:value-type="string">
            <text:p>4 (ehemali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/>
          <table:table-cell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. Samu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. Köni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/>
          <table:table-cell table:style-name="ce39" office:value-type="string" calcext:value-type="string">
            <text:p>5 Geset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/>
          <table:table-cell table:style-name="ce39"/>
          <table:table-cell/>
          <table:table-cell table:style-name="ce68" office:value-type="string" calcext:value-type="string">
            <text:p>4+5+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/>
          <table:table-cell office:value-type="string" calcext:value-type="string">
            <text:p>4 (zukünfti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/>
          <table:table-cell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 kleine Prophet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/>
          <table:table-cell table:style-name="ce40" office:value-type="string" calcext:value-type="string">
            <text:p>3 Poetis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/>
          <table:table-cell table:style-name="ce40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/>
          <table:table-cell table:style-name="ce41" office:value-type="string" calcext:value-type="string">
            <text:p>5 Megillo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/>
          <table:table-cell table:style-name="ce41"/>
          <table:table-cell/>
          <table:table-cell table:style-name="ce68" office:value-type="string" calcext:value-type="string">
            <text:p>3+5+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/>
          <table:table-cell table:style-name="ce40" office:value-type="string" calcext:value-type="string">
            <text:p>3 Prophetis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, Nehemia</text:p>
          </table:table-cell>
          <table:table-cell/>
          <table:table-cell table:style-name="ce40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. Chronik</text:p>
          </table:table-cell>
          <table:table-cell/>
          <table:table-cell table:style-name="ce40"/>
          <table:table-cell table:number-columns-repeated="2"/>
        </table:table-row>
      </table:table>
      <table:table table:name="Sort nach verschied. Krit.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ONE: <text:a xlink:href="http://jpatton.bellevue.edu/inspired.html" xlink:type="simple">http://jpatton.bellevue.edu/inspired.html</text:a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eachte die weiblichen Attribute der Festrollen (<text:a xlink:href="http://jpatton.bellevue.edu/inspired.html" xlink:type="simple">http://jpatton.bellevue.edu/inspired.html</text:a>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e “katholischen” Briefe des NT vor den Paulinischen, weil die Autoren den Herrn im Fleisch gesehen und gehört hatten. Sie waren Apostel vor Paulus (gal-1-17) / Paulus ist der geringste Apostel (1kor-15-9) / der allergeringste der Heiligen (eph-3-8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&gt; Die "katholischen" Autoren sollten zuerst zu den Juden reden, dann Paulus zu den Nationen, vgl roem-1-16, apg-13-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&gt; Beachte auch, dass Paulus' Name bis apg-13-14 nach Baranabas Name erwähnt wird - Dann übernimmt er die apostolische Gewalt in Antiochia -- Barnabas ist ein Levit: Apg-4-36. In Jerusalem(?) (apg-14-12 ? apg-15-12) übernahm Baranabas wieder die Führungsrol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T: Dreiteilung: Mose hat höchste Autorität, die Propheten höhere Autorität als die Könige (z.B. Nathan, 2sam-12-1-ff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e <text:span text:style-name="T2">Schriften</text:span> haben zu einem grossen Teil königliche Autor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Psalmen: David, Salomo, oder Thema 1000 jhr Reich (ps 90 bis 106), aber auch Priester von David <text:span text:style-name="T3">(</text:span>ps 73 bis 88<text:span text:style-name="T3">)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Sprüche: zu grossem Teil von Salomo verfasst, Kap: 25-29: von Männern Hesekias zusammengetragen, Kap 31: Lemuel, der Koenig. Was aber mit Agur in Kap 30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Hi 29:25 ... wie ein Koen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Ruth, Vorfahrin von Davi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Klagelieder, von Jeremia fuer Koenig Josia geschrieben <text:span text:style-name="T3">(</text:span>?<text:span text:style-name="T3">)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Prediger&gt; von Salomo geschrieben <text:span text:style-name="T3">(</text:span>?<text:span text:style-name="T3">)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Daniel, vom koenglichen Samen (dan-1-3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Esra&gt; <text:s/>person responsible for reestablishing the official government of God in Jerusale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Nehemia&gt; evtl koenglich (neh-6-6-7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 Prophet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Buch der Propheten (apg-7-42), was in den Propheten ueber euch gesagt ist <text:span text:style-name="T3">(</text:span>apg-13-40<text:span text:style-name="T3">)</text:span>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T: Drei-Gleiderung</text:p>
          </table:table-cell>
          <table:table-cell table:number-columns-repeated="2"/>
          <table:table-cell office:value-type="string" calcext:value-type="string">
            <text:p>Sieben Gliederung</text:p>
          </table:table-cell>
          <table:table-cell office:value-type="string" calcext:value-type="string">
            <text:p>Buchname</text:p>
          </table:table-cell>
          <table:table-cell table:number-columns-repeated="2" office:value-type="string" calcext:value-type="string">
            <text:p>Buchzählung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etz, Prophten, Schriften</text:p>
          </table:table-cell>
          <table:table-cell office:value-type="string" calcext:value-type="string">
            <text:p>Rolle</text:p>
          </table:table-cell>
          <table:table-cell table:number-columns-repeated="2"/>
          <table:table-cell table:style-name="ce57" office:value-type="string" calcext:value-type="string">
            <text:p>AT: 36 = 3*12</text:p>
          </table:table-cell>
          <table:table-cell office:value-type="string" calcext:value-type="string">
            <text:p>39 (1 Psalmbuch)</text:p>
          </table:table-cell>
          <table:table-cell office:value-type="string" calcext:value-type="string">
            <text:p>43 (5 Psalmbücher)</text:p>
          </table:table-cell>
          <table:table-cell/>
        </table:table-row>
        <table:table-row table:style-name="ro1">
          <table:table-cell table:number-columns-repeated="3"/>
          <table:table-cell table:style-name="ce33" office:value-type="string" calcext:value-type="string">
            <text:p>5+6 Rollen = 11 = Gesetz und Propheten</text:p>
          </table:table-cell>
          <table:table-cell table:number-columns-repeated="2"/>
          <table:table-cell table:style-name="ce57" office:value-type="string" calcext:value-type="string">
            <text:p>NT: 21 = 3*7</text:p>
          </table:table-cell>
          <table:table-cell table:style-name="ce33" office:value-type="string" calcext:value-type="string">
            <text:p>+ 27 Bücher NT = 66 = 3*22</text:p>
          </table:table-cell>
          <table:table-cell table:style-name="ce33" office:value-type="string" calcext:value-type="string">
            <text:p>+ 27 Bücher NT = 70 = 7 * 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T: Vier-Gliederung</text:p>
          </table:table-cell>
          <table:table-cell table:style-name="ce33" office:value-type="string" calcext:value-type="string">
            <text:p>11 Rollen = Schriften</text:p>
          </table:table-cell>
          <table:table-cell table:number-columns-repeated="2"/>
          <table:table-cell table:style-name="ce57" office:value-type="string" calcext:value-type="string">
            <text:p>Total 3*19=57</text:p>
          </table:table-cell>
          <table:table-cell table:style-name="ce33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7 Glieder</text:p>
          </table:table-cell>
          <table:table-cell table:style-name="ce33" office:value-type="string" calcext:value-type="string">
            <text:p>+ 27 Bücher NT = 49 = 7*7</text:p>
          </table:table-cell>
          <table:table-cell table:number-columns-repeated="3"/>
          <table:table-cell table:style-name="ce33" table:number-columns-repeated="2"/>
          <table:table-cell/>
        </table:table-row>
        <table:table-row table:style-name="ro5">
          <table:table-cell/>
          <table:table-cell office:value-type="string" calcext:value-type="string">
            <text:p>1. Mose</text:p>
          </table:table-cell>
          <table:table-cell table:style-name="ce29" office:value-type="string" calcext:value-type="string">
            <text:p>1 Gesetz 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א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In the Beginning”</text:p>
          </table:table-cell>
        </table:table-row>
        <table:table-row table:style-name="ro5">
          <table:table-cell/>
          <table:table-cell office:value-type="string" calcext:value-type="string">
            <text:p>2. Mose</text:p>
          </table:table-cell>
          <table:table-cell table:style-name="ce29" office:value-type="string" calcext:value-type="string">
            <text:p>1 Gesetz 2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ב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These are the names”</text:p>
          </table:table-cell>
        </table:table-row>
        <table:table-row table:style-name="ro5">
          <table:table-cell/>
          <table:table-cell office:value-type="string" calcext:value-type="string">
            <text:p>3. Mose</text:p>
          </table:table-cell>
          <table:table-cell table:style-name="ce29" office:value-type="string" calcext:value-type="string">
            <text:p>1 Gesetz 3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ג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“The Lord called”</text:p>
          </table:table-cell>
        </table:table-row>
        <table:table-row table:style-name="ro5">
          <table:table-cell/>
          <table:table-cell office:value-type="string" calcext:value-type="string">
            <text:p>4. Mose</text:p>
          </table:table-cell>
          <table:table-cell table:style-name="ce29" office:value-type="string" calcext:value-type="string">
            <text:p>1 Gesetz 4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ד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”In the wilderness”</text:p>
          </table:table-cell>
        </table:table-row>
        <table:table-row table:style-name="ro5">
          <table:table-cell/>
          <table:table-cell office:value-type="string" calcext:value-type="string">
            <text:p>5. Mose</text:p>
          </table:table-cell>
          <table:table-cell table:style-name="ce29" office:value-type="string" calcext:value-type="string">
            <text:p>1 Gesetz 5</text:p>
          </table:table-cell>
          <table:table-cell office:value-type="float" office:value="5" calcext:value-type="float">
            <text:p>5</text:p>
          </table:table-cell>
          <table:table-cell table:style-name="ce43" office:value-type="string" calcext:value-type="string">
            <text:p>ה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“These are the words”.</text:p>
          </table:table-cell>
        </table:table-row>
        <table:table-row table:style-name="ro5">
          <table:table-cell/>
          <table:table-cell office:value-type="string" calcext:value-type="string">
            <text:p>Josua</text:p>
          </table:table-cell>
          <table:table-cell table:style-name="ce30" office:value-type="string" calcext:value-type="string">
            <text:p>2 Propheten 1</text:p>
          </table:table-cell>
          <table:table-cell table:style-name="ce34" office:value-type="float" office:value="6" calcext:value-type="float">
            <text:p>6</text:p>
          </table:table-cell>
          <table:table-cell table:style-name="ce43" office:value-type="string" calcext:value-type="string">
            <text:p>ו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ichter</text:p>
          </table:table-cell>
          <table:table-cell table:style-name="ce30" office:value-type="string" calcext:value-type="string">
            <text:p>2 Propheten 2</text:p>
          </table:table-cell>
          <table:table-cell table:style-name="ce34" office:value-type="float" office:value="6" calcext:value-type="float">
            <text:p>6</text:p>
          </table:table-cell>
          <table:table-cell table:style-name="ce43" office:value-type="string" calcext:value-type="string">
            <text:p>ו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1. Samuel</text:p>
          </table:table-cell>
          <table:table-cell table:style-name="ce30" office:value-type="string" calcext:value-type="string">
            <text:p>2 Propheten 3.1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oeglicherweise von Jesaja geschrieben, 2chr-32-32 // Die Propheten, von Samuel an (apg-3-24, vgl 1sam-9-9) </text:p>
          </table:table-cell>
        </table:table-row>
        <table:table-row table:style-name="ro5">
          <table:table-cell/>
          <table:table-cell office:value-type="string" calcext:value-type="string">
            <text:p>2. Samuel</text:p>
          </table:table-cell>
          <table:table-cell table:style-name="ce30" office:value-type="string" calcext:value-type="string">
            <text:p>2 Propheten 3.2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er Talmud sagt, dass Koenige von Jeremia geschrieben ist (Baba Bathra 15a), koennte aber bedeuten, dass Jesaja Koenige fertiggestellt hat.</text:p>
          </table:table-cell>
        </table:table-row>
        <table:table-row table:style-name="ro5">
          <table:table-cell/>
          <table:table-cell office:value-type="string" calcext:value-type="string">
            <text:p>1. Könige</text:p>
          </table:table-cell>
          <table:table-cell table:style-name="ce30" office:value-type="string" calcext:value-type="string">
            <text:p>2 Propheten 3.3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. Chr 26:22: Jesaja hat “das Uebrige der Geschichte Ussijas” geschrieben. Neben der Chronik ist Koenige das einzige Buch, wo Ussija vorkommt.</text:p>
          </table:table-cell>
        </table:table-row>
        <table:table-row table:style-name="ro5">
          <table:table-cell/>
          <table:table-cell office:value-type="string" calcext:value-type="string">
            <text:p>2. Könige</text:p>
          </table:table-cell>
          <table:table-cell table:style-name="ce30" office:value-type="string" calcext:value-type="string">
            <text:p>2 Propheten 3.4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2. Koe 18-20 gleich wie Jes 36-39 –&gt; Implikation, dass Jessaja der Autor von Koenige sein koennte.</text:p>
          </table:table-cell>
        </table:table-row>
        <table:table-row table:style-name="ro5">
          <table:table-cell/>
          <table:table-cell office:value-type="string" calcext:value-type="string">
            <text:p>Jesaja</text:p>
          </table:table-cell>
          <table:table-cell table:style-name="ce30" office:value-type="string" calcext:value-type="string">
            <text:p>2 Propheten 4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ח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1 Bücher, geschrieben von Propheten, NT: 21 Bücher geschrieben von Jüngern</text:p>
          </table:table-cell>
        </table:table-row>
        <table:table-row table:style-name="ro5">
          <table:table-cell/>
          <table:table-cell office:value-type="string" calcext:value-type="string">
            <text:p>Jeremia</text:p>
          </table:table-cell>
          <table:table-cell table:style-name="ce30" office:value-type="string" calcext:value-type="string">
            <text:p>2 Propheten 5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ט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Hesekiel</text:p>
          </table:table-cell>
          <table:table-cell table:style-name="ce30" office:value-type="string" calcext:value-type="string">
            <text:p>2 Propheten 6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י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Hosea</text:p>
          </table:table-cell>
          <table:table-cell table:style-name="ce30" office:value-type="string" calcext:value-type="string">
            <text:p>2 Propheten 7.01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er erste der 12: Hos 1:2 “The beginning of the word of the LORD by Hosea” // der erste der vier, die zu jener Zeit weissagten (Hosea, Jesaja, Micha, Amos)</text:p>
          </table:table-cell>
        </table:table-row>
        <table:table-row table:style-name="ro5">
          <table:table-cell/>
          <table:table-cell office:value-type="string" calcext:value-type="string">
            <text:p>Joel</text:p>
          </table:table-cell>
          <table:table-cell table:style-name="ce30" office:value-type="string" calcext:value-type="string">
            <text:p>2 Propheten 7.02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Amos</text:p>
          </table:table-cell>
          <table:table-cell table:style-name="ce30" office:value-type="string" calcext:value-type="string">
            <text:p>2 Propheten 7.03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Obadja</text:p>
          </table:table-cell>
          <table:table-cell table:style-name="ce30" office:value-type="string" calcext:value-type="string">
            <text:p>2 Propheten 7.04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Jona</text:p>
          </table:table-cell>
          <table:table-cell table:style-name="ce30" office:value-type="string" calcext:value-type="string">
            <text:p>2 Propheten 7.05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cha</text:p>
          </table:table-cell>
          <table:table-cell table:style-name="ce30" office:value-type="string" calcext:value-type="string">
            <text:p>2 Propheten 7.06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ahum</text:p>
          </table:table-cell>
          <table:table-cell table:style-name="ce30" office:value-type="string" calcext:value-type="string">
            <text:p>2 Propheten 7.07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Habakkuk</text:p>
          </table:table-cell>
          <table:table-cell table:style-name="ce30" office:value-type="string" calcext:value-type="string">
            <text:p>2 Propheten 7.08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Zephania</text:p>
          </table:table-cell>
          <table:table-cell table:style-name="ce30" office:value-type="string" calcext:value-type="string">
            <text:p>2 Propheten 7.09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Haggai</text:p>
          </table:table-cell>
          <table:table-cell table:style-name="ce30" office:value-type="string" calcext:value-type="string">
            <text:p>2 Propheten 7.10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Haggai und Sacharia erhalten beide Weissagungen im zweiten Jahr von Darius</text:p>
          </table:table-cell>
        </table:table-row>
        <table:table-row table:style-name="ro5">
          <table:table-cell/>
          <table:table-cell office:value-type="string" calcext:value-type="string">
            <text:p>Sacharja</text:p>
          </table:table-cell>
          <table:table-cell table:style-name="ce30" office:value-type="string" calcext:value-type="string">
            <text:p>2 Propheten 7.11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aleachi</text:p>
          </table:table-cell>
          <table:table-cell table:style-name="ce30" office:value-type="string" calcext:value-type="string">
            <text:p>2 Propheten 7.12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salmen</text:p>
          </table:table-cell>
          <table:table-cell table:style-name="ce31" office:value-type="string" calcext:value-type="string">
            <text:p>3 Schriften 01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ל 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,28,29,30,31</text:p>
          </table:table-cell>
          <table:table-cell office:value-type="string" calcext:value-type="string">
            <text:p>Jetzt auf 1 Rolle, ursrpünglich auf 5 Rollen (1-41, 42-72, 73-89, 90-106, 107-150)</text:p>
          </table:table-cell>
        </table:table-row>
        <table:table-row table:style-name="ro5">
          <table:table-cell/>
          <table:table-cell office:value-type="string" calcext:value-type="string">
            <text:p>Sprüche</text:p>
          </table:table-cell>
          <table:table-cell table:style-name="ce31" office:value-type="string" calcext:value-type="string">
            <text:p>3 Schriften 02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מ – ם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rüche hört im 31. Kapitel mit der “virtous Womon” auf, Hiob beginnt mit dem “gerechten Mann”.</text:p>
          </table:table-cell>
        </table:table-row>
        <table:table-row table:style-name="ro5">
          <table:table-cell/>
          <table:table-cell office:value-type="string" calcext:value-type="string">
            <text:p>Hiob</text:p>
          </table:table-cell>
          <table:table-cell table:style-name="ce31" office:value-type="string" calcext:value-type="string">
            <text:p>3 Schriften 03</text:p>
          </table:table-cell>
          <table:table-cell office:value-type="float" office:value="14" calcext:value-type="float">
            <text:p>14</text:p>
          </table:table-cell>
          <table:table-cell table:style-name="ce43" office:value-type="string" calcext:value-type="string">
            <text:p>נ – ן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ied der Lieder</text:p>
          </table:table-cell>
          <table:table-cell table:style-name="ce31" office:value-type="string" calcext:value-type="string">
            <text:p>3 Schriften 04</text:p>
          </table:table-cell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ס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lesen on “Passover” / Erste früchte – <text:span text:style-name="T4">Frau</text:span> will von Mann Hofiiert werden ; Erwaehnung der “Toechter Jersusalems”</text:p>
          </table:table-cell>
        </table:table-row>
        <table:table-row table:style-name="ro5">
          <table:table-cell/>
          <table:table-cell office:value-type="string" calcext:value-type="string">
            <text:p>Ruth</text:p>
          </table:table-cell>
          <table:table-cell table:style-name="ce31" office:value-type="string" calcext:value-type="string">
            <text:p>3 Schriften 05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ע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lesen vor der Tora am Morgen der Shavuot (=Pfingsten) (Spez. Ashkenim) – Andere lesen es in der Tikkun in der Nacht – Ruth isit die <text:span text:style-name="T4">Grossmutter </text:span>von David</text:p>
          </table:table-cell>
        </table:table-row>
        <table:table-row table:style-name="ro5">
          <table:table-cell/>
          <table:table-cell office:value-type="string" calcext:value-type="string">
            <text:p>Klagelieder</text:p>
          </table:table-cell>
          <table:table-cell table:style-name="ce31" office:value-type="string" calcext:value-type="string">
            <text:p>3 Schriften 06</text:p>
          </table:table-cell>
          <table:table-cell office:value-type="float" office:value="17" calcext:value-type="float">
            <text:p>17</text:p>
          </table:table-cell>
          <table:table-cell table:style-name="ce43" office:value-type="string" calcext:value-type="string">
            <text:p>פ – ף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lesen am 9. Av – Geschrieben im Stil einer <text:span text:style-name="T4">Mutter</text:span>, die um ihre Kinder weint ; Erwaehnung der “Toechter Zions”</text:p>
          </table:table-cell>
        </table:table-row>
        <table:table-row table:style-name="ro5">
          <table:table-cell/>
          <table:table-cell office:value-type="string" calcext:value-type="string">
            <text:p>Prediger</text:p>
          </table:table-cell>
          <table:table-cell table:style-name="ce31" office:value-type="string" calcext:value-type="string">
            <text:p>3 Schriften 07</text:p>
          </table:table-cell>
          <table:table-cell office:value-type="float" office:value="18" calcext:value-type="float">
            <text:p>18</text:p>
          </table:table-cell>
          <table:table-cell table:style-name="ce43" office:value-type="string" calcext:value-type="string">
            <text:p>צ <text:s/>- ץ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lesen am Sabbath von Sukkoth (Spez. Ashkenim) – nicht gelesen von anderen // Thema unter anderem <text:span text:style-name="T4">Weisheit</text:span> und <text:span text:style-name="T4">Verstädnis</text:span>, welches <text:span text:style-name="T4">femine</text:span> Attribute sind.</text:p>
          </table:table-cell>
        </table:table-row>
        <table:table-row table:style-name="ro5">
          <table:table-cell/>
          <table:table-cell office:value-type="string" calcext:value-type="string">
            <text:p>Esther</text:p>
          </table:table-cell>
          <table:table-cell table:style-name="ce31" office:value-type="string" calcext:value-type="string">
            <text:p>3 Schriften 08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ק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gillah Esther / Gelesen an Purim (Abend und nächster Morgen) // <text:span text:style-name="T4">Esther</text:span></text:p>
          </table:table-cell>
        </table:table-row>
        <table:table-row table:style-name="ro5">
          <table:table-cell/>
          <table:table-cell office:value-type="string" calcext:value-type="string">
            <text:p>Daniel</text:p>
          </table:table-cell>
          <table:table-cell table:style-name="ce31" office:value-type="string" calcext:value-type="string">
            <text:p>3 Schriften 09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ר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Esra</text:p>
          </table:table-cell>
          <table:table-cell table:style-name="ce31" office:value-type="string" calcext:value-type="string">
            <text:p>3 Schriften 10.1</text:p>
          </table:table-cell>
          <table:table-cell table:style-name="ce37" office:value-type="float" office:value="21" calcext:value-type="float">
            <text:p>21</text:p>
          </table:table-cell>
          <table:table-cell table:style-name="ce43" office:value-type="string" calcext:value-type="string">
            <text:p>ש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ehemia</text:p>
          </table:table-cell>
          <table:table-cell table:style-name="ce31" office:value-type="string" calcext:value-type="string">
            <text:p>3 Schriften 10.1</text:p>
          </table:table-cell>
          <table:table-cell table:style-name="ce37" office:value-type="float" office:value="21" calcext:value-type="float">
            <text:p>21</text:p>
          </table:table-cell>
          <table:table-cell table:style-name="ce43" office:value-type="string" calcext:value-type="string">
            <text:p>ש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1. Chronik</text:p>
          </table:table-cell>
          <table:table-cell table:style-name="ce31" office:value-type="string" calcext:value-type="string">
            <text:p>3 Schriften 11.1</text:p>
          </table:table-cell>
          <table:table-cell table:style-name="ce42" office:value-type="float" office:value="22" calcext:value-type="float">
            <text:p>22</text:p>
          </table:table-cell>
          <table:table-cell table:style-name="ce43" office:value-type="string" calcext:value-type="string">
            <text:p>ת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1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2. Chronik</text:p>
          </table:table-cell>
          <table:table-cell table:style-name="ce31" office:value-type="string" calcext:value-type="string">
            <text:p>3 Schriften 12.1</text:p>
          </table:table-cell>
          <table:table-cell table:style-name="ce42" office:value-type="float" office:value="22" calcext:value-type="float">
            <text:p>22</text:p>
          </table:table-cell>
          <table:table-cell table:style-name="ce43" office:value-type="string" calcext:value-type="string">
            <text:p>ת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1"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e Chronik beleuchtet die Davidsche königliche Linie, aber der König der Juden wird im nächsten Buch, Mt 2:2, vorgestellt. //Letzter Vers: Kores ist beauftrag, ein Haus zu bauen – dieses Haus baut Jesus</text:p>
          </table:table-cell>
        </table:table-row>
        <table:table-row table:style-name="ro1">
          <table:table-cell/>
          <table:table-cell office:value-type="string" calcext:value-type="string">
            <text:p>Matthäus</text:p>
          </table:table-cell>
          <table:table-cell table:style-name="ce32" office:value-type="string" calcext:value-type="string">
            <text:p>4 Evangelien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kus</text:p>
          </table:table-cell>
          <table:table-cell table:style-name="ce32" office:value-type="string" calcext:value-type="string">
            <text:p>4 Evangelien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kas</text:p>
          </table:table-cell>
          <table:table-cell table:style-name="ce32" office:value-type="string" calcext:value-type="string">
            <text:p>4 Evangelien 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hannes</text:p>
          </table:table-cell>
          <table:table-cell table:style-name="ce32" office:value-type="string" calcext:value-type="string">
            <text:p>4 Evangelien 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ostelgeschichte</text:p>
          </table:table-cell>
          <table:table-cell office:value-type="string" calcext:value-type="string">
            <text:p>5 – Apostelgeschich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kobus</text:p>
          </table:table-cell>
          <table:table-cell office:value-type="string" calcext:value-type="string">
            <text:p>6 – Brief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akobus: Glaube: Petrus: Hoffnung, Johannes: Liebe (1kor-13-13) // Vgl Jakobus, Petrus, Johannes mit gal-2-9</text:p>
          </table:table-cell>
        </table:table-row>
        <table:table-row table:style-name="ro1">
          <table:table-cell/>
          <table:table-cell office:value-type="string" calcext:value-type="string">
            <text:p>1. Petru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Petru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Johanne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Johanne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 Johanne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das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ömerbrief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7 Gemeinden: Römer, Korinther, Galater, Epheser, Philipper, Kolosser, Thessalonicher // Geistliche Gnadengaben mitgeben roem-1-11</text:p>
          </table:table-cell>
        </table:table-row>
        <table:table-row table:style-name="ro1">
          <table:table-cell/>
          <table:table-cell office:value-type="string" calcext:value-type="string">
            <text:p>1. Korinther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ch habe euch Milch zur Speise gegeben (1kor-3-1-2)</text:p>
          </table:table-cell>
        </table:table-row>
        <table:table-row table:style-name="ro1">
          <table:table-cell/>
          <table:table-cell office:value-type="string" calcext:value-type="string">
            <text:p>2. Korinther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ch rede zu euch als Kindern (2kor-6-13)</text:p>
          </table:table-cell>
        </table:table-row>
        <table:table-row table:style-name="ro1">
          <table:table-cell/>
          <table:table-cell office:value-type="string" calcext:value-type="string">
            <text:p>Galater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ie wendet ihr euch um zu den schwachen und armseligen Elementen (gal-4-9) // Meine Kindlein, um die ich abermals Geburtswehen leide (gal-4-19)</text:p>
          </table:table-cell>
        </table:table-row>
        <table:table-row table:style-name="ro1">
          <table:table-cell/>
          <table:table-cell office:value-type="string" calcext:value-type="string">
            <text:p>Epheser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… zu dem vollkommenen Mann...nicht mehr unmuendige… (eph-4-12-14)</text:p>
          </table:table-cell>
        </table:table-row>
        <table:table-row table:style-name="ro1">
          <table:table-cell/>
          <table:table-cell office:value-type="string" calcext:value-type="string">
            <text:p>Philipper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osser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Thessalonicherbrief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hessalonicher beschäftigt sich mit End-Zeit Events (2. Kommen), Hebräer mit dem 1000 Jährigen Reich</text:p>
          </table:table-cell>
        </table:table-row>
        <table:table-row table:style-name="ro1">
          <table:table-cell/>
          <table:table-cell office:value-type="string" calcext:value-type="string">
            <text:p>2. Thessalonicherbrief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bräerbrief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as Wort des Anfangs von Christus verlassend, sollten wir zur vollen Reife weitergehen (hebr-6-1) // also bleibt noch eine Sabbatruhe dem Volk Gottes aufbewahrt (hebr-4-9) /// Aber vgl hebr-5-11-14</text:p>
          </table:table-cell>
        </table:table-row>
        <table:table-row table:style-name="ro1">
          <table:table-cell/>
          <table:table-cell office:value-type="string" calcext:value-type="string">
            <text:p>1. Timotheus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4 Minesterial</text:p>
          </table:table-cell>
        </table:table-row>
        <table:table-row table:style-name="ro1">
          <table:table-cell/>
          <table:table-cell office:value-type="string" calcext:value-type="string">
            <text:p>2. Timotheus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tus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lemon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enbarung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3"/>
        </table:table-row>
      </table:table>
      <table:named-expressions>
        <table:named-expression table:name="b_1mo" table:base-cell-address="$'AT = 24'.$D$5" table:expression="#REF!"/>
        <table:named-expression table:name="b_am" table:base-cell-address="$'AT = 24'.$D$34" table:expression="#REF!"/>
        <table:named-expression table:name="b_dan" table:base-cell-address="$'AT = 24'.$D$31" table:expression="#REF!"/>
        <table:named-expression table:name="b_hab" table:base-cell-address="$'AT = 24'.$D$39" table:expression="#REF!"/>
        <table:named-expression table:name="b_hag" table:base-cell-address="$'AT = 24'.$D$41" table:expression="#REF!"/>
        <table:named-expression table:name="b_hes" table:base-cell-address="$'AT = 24'.$D$30" table:expression="#REF!"/>
        <table:named-expression table:name="b_hos" table:base-cell-address="$'AT = 24'.$D$32" table:expression="#REF!"/>
        <table:named-expression table:name="b_jer" table:base-cell-address="$'AT = 24'.$D$28" table:expression="#REF!"/>
        <table:named-expression table:name="b_jes" table:base-cell-address="$'AT = 24'.$D$27" table:expression="#REF!"/>
        <table:named-expression table:name="b_joe" table:base-cell-address="$'AT = 24'.$D$33" table:expression="#REF!"/>
        <table:named-expression table:name="b_jon" table:base-cell-address="$'AT = 24'.$D$36" table:expression="#REF!"/>
        <table:named-expression table:name="b_kla" table:base-cell-address="$'AT = 24'.$D$29" table:expression="#REF!"/>
        <table:named-expression table:name="b_mal" table:base-cell-address="$'AT = 24'.$D$43" table:expression="#REF!"/>
        <table:named-expression table:name="b_mi" table:base-cell-address="$'AT = 24'.$D$37" table:expression="#REF!"/>
        <table:named-expression table:name="b_nah" table:base-cell-address="$'AT = 24'.$D$38" table:expression="#REF!"/>
        <table:named-expression table:name="b_ob" table:base-cell-address="$'AT = 24'.$D$35" table:expression="#REF!"/>
        <table:named-expression table:name="b_sach" table:base-cell-address="$'AT = 24'.$D$42" table:expression="#REF!"/>
        <table:named-expression table:name="b_zeph" table:base-cell-address="$'AT = 24'.$D$40" table:expression="#REF!"/>
        <table:named-expression table:name="sum_A" table:base-cell-address="$'AT = 24'.$I$9" table:expression="#REF!"/>
        <table:named-expression table:name="sum_B" table:base-cell-address="$'AT = 24'.$I$19" table:expression="#REF!"/>
        <table:named-expression table:name="sum_C" table:base-cell-address="$'AT = 24'.$I$23" table:expression="#REF!"/>
        <table:named-expression table:name="sum_D" table:base-cell-address="$'AT = 24'.$I$29" table:expression="#REF!"/>
        <table:named-expression table:name="sum_E" table:base-cell-address="$'AT = 24'.$I$47" table:expression="#REF!"/>
      </table:named-expressions>
      <table:database-ranges>
        <table:database-range table:name="__Anonymous_Sheet_DB__1" table:target-range-address="'AT = 39'.B3:'AT = 39'.D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Sort nach verschied. Krit.'.B27:'Sort nach verschied. Krit.'.K6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08:24:21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28T12:58:27.402829541</meta:creation-date>
    <meta:generator>LibreOffice/7.0.0.3$Windows_X86_64 LibreOffice_project/8061b3e9204bef6b321a21033174034a5e2ea88e</meta:generator>
    <dc:date>2022-01-01T13:50:06.235000000</dc:date>
    <meta:editing-duration>P2DT7H4M46S</meta:editing-duration>
    <meta:editing-cycles>86</meta:editing-cycles>
    <meta:document-statistic meta:table-count="4" meta:cell-count="988" meta:object-count="0"/>
  </office:meta>
</office:document-meta>
</file>